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2.991cm"/>
    </style:style>
    <style:style style:name="Tabela1.B" style:family="table-column">
      <style:table-column-properties style:column-width="2.011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7" style:family="table-row">
      <style:table-row-properties style:min-row-height="1.115cm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2.991cm"/>
    </style:style>
    <style:style style:name="Tabela2.B" style:family="table-column">
      <style:table-column-properties style:column-width="2.011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2.991cm"/>
    </style:style>
    <style:style style:name="Tabela3.B" style:family="table-column">
      <style:table-column-properties style:column-width="2.011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style:font-name="Lucida Sans Unicode"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ucida Sans Unicode" fo:font-size="18pt" fo:font-weight="bold" style:font-size-asian="15.75pt" style:font-weight-asian="bold" style:font-size-complex="18pt" style:font-weight-complex="bold"/>
    </style:style>
    <style:style style:name="P4" style:family="paragraph" style:parent-style-name="Table_20_Contents">
      <style:text-properties style:font-name="Lucida Sans Unicode" fo:font-size="18pt" style:font-size-asian="15.75pt" style:font-size-complex="18pt"/>
    </style:style>
    <style:style style:name="P5" style:family="paragraph" style:parent-style-name="Table_20_Contents">
      <style:text-properties style:font-name="Lucida Sans Unicode" fo:font-size="18pt" officeooo:rsid="001b2375" officeooo:paragraph-rsid="001b2375" style:font-size-asian="15.75pt" style:font-size-complex="18pt"/>
    </style:style>
    <style:style style:name="P6" style:family="paragraph" style:parent-style-name="Table_20_Contents">
      <style:text-properties style:font-name="Lucida Sans Unicode" fo:font-size="18pt" officeooo:rsid="001c16fd" officeooo:paragraph-rsid="001c16fd" style:font-size-asian="15.75pt" style:font-size-complex="18pt"/>
    </style:style>
    <style:style style:name="P7" style:family="paragraph" style:parent-style-name="Table_20_Contents">
      <style:text-properties style:font-name="Lucida Sans Unicode" fo:font-size="18pt" officeooo:paragraph-rsid="001c16fd" style:font-size-asian="15.75pt" style:font-size-complex="18pt"/>
    </style:style>
    <style:style style:name="P8" style:family="paragraph" style:parent-style-name="Table_20_Contents">
      <style:text-properties style:font-name="Arial1" fo:font-size="18pt" officeooo:rsid="001b2375" officeooo:paragraph-rsid="001b2375" style:font-size-asian="15.75pt" style:font-size-complex="18pt"/>
    </style:style>
    <style:style style:name="P9" style:family="paragraph" style:parent-style-name="Table_20_Contents">
      <style:text-properties style:font-name="Arial1" fo:font-size="18pt" style:font-size-asian="15.75pt" style:font-size-complex="18pt"/>
    </style:style>
    <style:style style:name="P10" style:family="paragraph" style:parent-style-name="Table_20_Contents">
      <style:text-properties style:font-name="Arial1" fo:font-size="18pt" officeooo:rsid="001c16fd" officeooo:paragraph-rsid="001c16fd" style:font-size-asian="15.75pt" style:font-size-complex="18pt"/>
    </style:style>
    <style:style style:name="P11" style:family="paragraph" style:parent-style-name="Table_20_Contents">
      <style:text-properties officeooo:paragraph-rsid="001c16fd"/>
    </style:style>
    <style:style style:name="T1" style:family="text">
      <style:text-properties officeooo:rsid="001b2375"/>
    </style:style>
    <style:style style:name="T2" style:family="text">
      <style:text-properties style:font-name="Lucida Sans Unicode" fo:font-size="18pt" officeooo:rsid="001c16fd" style:font-size-asian="15.75pt" style:font-size-complex="18pt"/>
    </style:style>
    <style:style style:name="T3" style:family="text">
      <style:text-properties style:font-name="Arial1"/>
    </style: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3"/><text:span text:style-name="T1">Requisitos</text:span></text:p>
      <text:p text:style-name="P2"><text:s text:c="67"/><text:span text:style-name="T1">Sim <text:s text:c="3"/>Não</text:span>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2006366231056">
          <table:table-cell table:style-name="Tabela1.A1" office:value-type="string">
            <text:p text:style-name="P8">Maxwell deve começar com um mapa entregue por Jorat</text:p>
          </table:table-cell>
          <table:table-cell table:style-name="Tabela1.A1" office:value-type="string">
            <text:p text:style-name="P4"/>
          </table:table-cell>
          <table:table-cell table:style-name="Tabela1.C1" office:value-type="string">
            <text:p text:style-name="P4"/>
          </table:table-cell>
        </table:table-row>
        <table:table-row table:style-name="TableLine2006366231056">
          <table:table-cell table:style-name="Tabela1.A2" office:value-type="string">
            <text:p text:style-name="P9">Para cada trajeto que Maxwell percorre, a jóia ganha mais poder</text:p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 table:style-name="TableLine2006366231056">
          <table:table-cell table:style-name="Tabela1.A2" office:value-type="string">
            <text:p text:style-name="P9">Sempre que a jóia ficar com menos do que zero de poder, instantaneamente ela fica com 0</text:p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 table:style-name="TableLine2006366231056">
          <table:table-cell table:style-name="Tabela1.A2" office:value-type="string">
            <text:p text:style-name="P4">Sempre que a jóia ficar com mais do que 7 de poder, Maxwell morre </text:p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 table:style-name="TableLine2006366231056">
          <table:table-cell table:style-name="Tabela1.A2" office:value-type="string">
            <text:p text:style-name="P4">O limiar de poder da jóia pode ser aumentado ou diminuído por missões </text:p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 table:style-name="TableLine2006366231056">
          <table:table-cell table:style-name="Tabela1.A2" office:value-type="string">
            <text:p text:style-name="P4">Maxwell só pode ir para uma cidade que seja vizinha a qual esteja </text:p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 table:style-name="Tabela1.7">
          <table:table-cell table:style-name="Tabela1.A2" office:value-type="string">
            <text:p text:style-name="P4">Maxwell só pode ir para uma cidade se possuir moedas de transporte </text:p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</table:table>
      <table:table table:name="Tabela2" table:style-name="Tabela2">
        <table:table-column table:style-name="Tabela2.A"/>
        <table:table-column table:style-name="Tabela2.B" table:number-columns-repeated="2"/>
        <table:table-row table:style-name="TableLine2006366257840">
          <table:table-cell table:style-name="Tabela2.A1" office:value-type="string">
            <text:p text:style-name="P5">Maxwell não pode pegar atalhos ele só pode caminhar de cidade em cidade</text:p>
          </table:table-cell>
          <table:table-cell table:style-name="Tabela2.A1" office:value-type="string">
            <text:p text:style-name="P4"/>
          </table:table-cell>
          <table:table-cell table:style-name="Tabela2.C1" office:value-type="string">
            <text:p text:style-name="P4"/>
          </table:table-cell>
        </table:table-row>
        <table:table-row table:style-name="TableLine2006366257840">
          <table:table-cell table:style-name="Tabela2.A2" office:value-type="string">
            <text:p text:style-name="P4">Para ir para uma cidade, Maxwell deve ter pelo menos 1 moeda de transporte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  <table:table-row table:style-name="TableLine2006366257840">
          <table:table-cell table:style-name="Tabela2.A2" office:value-type="string">
            <text:p text:style-name="P4">Se as moedas de transporte acabarem, Maxwell morre 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  <table:table-row table:style-name="TableLine2006366257840">
          <table:table-cell table:style-name="Tabela2.A2" office:value-type="string">
            <text:p text:style-name="P4">Maxwell começa com sua jornada com 3 moedas de transporte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  <text:soft-page-break/>
        <table:table-row table:style-name="TableLine2006366257840">
          <table:table-cell table:style-name="Tabela2.A2" office:value-type="string">
            <text:p text:style-name="P5">O tamanho da cidade não é relevante para seguir o percurso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  <table:table-row table:style-name="TableLine2006366257840">
          <table:table-cell table:style-name="Tabela2.A2" office:value-type="string">
            <text:p text:style-name="P4">Quando o limiar da jóia aumenta, quer dizer que Maxwell consegue carregar a jóia por mais tempo 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  <table:table-row table:style-name="TableLine2006366257840">
          <table:table-cell table:style-name="Tabela2.A2" office:value-type="string">
            <text:p text:style-name="P6">O limiar maximo que a joia pode ter é até 9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  <table:table-row table:style-name="TableLine2006366257840">
          <table:table-cell table:style-name="Tabela2.A2" office:value-type="string">
            <text:p text:style-name="P4">Quando o limiar da jóia diminui, quer dizer que Maxwell consegue carregar a jóia por menos tempo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  <table:table-row table:style-name="TableLine2006366257840">
          <table:table-cell table:style-name="Tabela2.A2" office:value-type="string">
            <text:p text:style-name="P6">O limiar minimo que a joia pode ter é até 3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  <table:table-row table:style-name="TableLine2006366257840">
          <table:table-cell table:style-name="Tabela2.A2" office:value-type="string">
            <text:p text:style-name="P7">Maxwell só pode fazer uma missão por vez 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</table:table>
      <table:table table:name="Tabela3" table:style-name="Tabela3">
        <table:table-column table:style-name="Tabela3.A"/>
        <table:table-column table:style-name="Tabela3.B" table:number-columns-repeated="2"/>
        <table:table-row table:style-name="TableLine2006366288656">
          <table:table-cell table:style-name="Tabela3.A1" office:value-type="string">
            <text:p text:style-name="P4">Maxwell pode abandonar a missão a qualquer momento</text:p>
          </table:table-cell>
          <table:table-cell table:style-name="Tabela3.A1" office:value-type="string">
            <text:p text:style-name="P4"/>
          </table:table-cell>
          <table:table-cell table:style-name="Tabela3.C1" office:value-type="string">
            <text:p text:style-name="P4"/>
          </table:table-cell>
        </table:table-row>
        <table:table-row table:style-name="TableLine2006366288656">
          <table:table-cell table:style-name="Tabela3.A2" office:value-type="string">
            <text:p text:style-name="P6">Se uma missão for abandonada não recebe a recompensa da missão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 table:style-name="TableLine2006366288656">
          <table:table-cell table:style-name="Tabela3.A2" office:value-type="string">
            <text:p text:style-name="P4">Maxwell chegar numa cidade, o mercador daquela cidade o aborda e faz três perguntas 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 table:style-name="TableLine2006366288656">
          <table:table-cell table:style-name="Tabela3.A2" office:value-type="string">
            <text:p text:style-name="P4">O jogo termina quando Maxwell chega a Nargumun 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ext:soft-page-break/>
        <table:table-row table:style-name="TableLine2006366288656">
          <table:table-cell table:style-name="Tabela3.A2" office:value-type="string">
            <text:p text:style-name="P4">. Maxwell é condecorado Rei de Nargumun se ele chegar na cidade com mais de 10 moedas 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 table:style-name="TableLine2006366288656">
          <table:table-cell table:style-name="Tabela3.A2" office:value-type="string">
            <text:p text:style-name="P4">Maxwell chegar em Nargumun com pelo menos 4 moedas de transporte ele é condecorado Lorde 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 table:style-name="TableLine2006366288656">
          <table:table-cell table:style-name="Tabela3.A2" office:value-type="string">
            <text:p text:style-name="P11"><text:span text:style-name="T2">Maxwell chegar em Nargumun com menos de 4 moedas ele é acolhido com servo da coroa</text:span>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 table:style-name="TableLine2006366288656">
          <table:table-cell table:style-name="Tabela3.A2" office:value-type="string">
            <text:p text:style-name="P4">O objetivo do jogo é fazer com que Maxwell chegue a Nargumun e não seja alocado como servo. 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 table:style-name="TableLine2006366288656">
          <table:table-cell table:style-name="Tabela3.A2" office:value-type="string">
            <text:p text:style-name="P10">Final que vira Rei é o final perfeito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 table:style-name="TableLine2006366288656">
          <table:table-cell table:style-name="Tabela3.A2" office:value-type="string">
            <text:p text:style-name="P6"><text:span text:style-name="T3">Final que vira Lorde é o final normal</text:span> 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 table:style-name="TableLine2006366288656">
          <table:table-cell table:style-name="Tabela3.A2" office:value-type="string">
            <text:p text:style-name="P10">Final que vira servo é o final ruim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  <table:table-row table:style-name="TableLine2006366288656">
          <table:table-cell table:style-name="Tabela3.A2" office:value-type="string">
            <text:p text:style-name="P10">Mapa deve ser possível ser acessivel a qualquer momento do jogo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31T14:25:08.085000000</meta:creation-date>
    <dc:date>2023-05-31T14:48:19.399000000</dc:date>
    <meta:editing-duration>PT10M28S</meta:editing-duration>
    <meta:editing-cycles>1</meta:editing-cycles>
    <meta:document-statistic meta:table-count="3" meta:image-count="0" meta:object-count="0" meta:page-count="3" meta:paragraph-count="31" meta:word-count="354" meta:character-count="1985" meta:non-whitespace-character-count="1546"/>
    <meta:generator>LibreOffice/7.3.1.3$Windows_X86_64 LibreOffice_project/a69ca51ded25f3eefd52d7bf9a5fad8c90b87951</meta:generator>
  </office:meta>
</office:document-meta>
</file>